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241cm" fo:min-width="13.0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9cm" svg:y1="9.5cm" svg:x2="7.7cm" svg:y2="3cm">
          <text:p/>
        </draw:line>
        <draw:line draw:style-name="gr2" draw:text-style-name="P2" draw:layer="layout" svg:x1="7.6cm" svg:y1="2.9cm" svg:x2="9.4cm" svg:y2="3.5cm">
          <text:p/>
        </draw:line>
        <draw:line draw:style-name="gr2" draw:text-style-name="P2" draw:layer="layout" svg:x1="11.9cm" svg:y1="9.5cm" svg:x2="17.8cm" svg:y2="3.9cm">
          <text:p/>
        </draw:line>
        <draw:line draw:style-name="gr2" draw:text-style-name="P2" draw:layer="layout" svg:x1="17.8cm" svg:y1="7.4cm" svg:x2="13.6cm" svg:y2="3.1cm">
          <text:p/>
        </draw:line>
        <draw:line draw:style-name="gr2" draw:text-style-name="P2" draw:layer="layout" svg:x1="13.6cm" svg:y1="3.1cm" svg:x2="17.8cm" svg:y2="3.9cm">
          <text:p/>
        </draw:line>
        <draw:line draw:style-name="gr2" draw:text-style-name="P2" draw:layer="layout" svg:x1="9.4cm" svg:y1="3.5cm" svg:x2="17.8cm" svg:y2="7.4cm">
          <text:p/>
        </draw:line>
        <draw:custom-shape draw:style-name="gr3" draw:text-style-name="P4" draw:layer="layout" svg:width="13.5cm" svg:height="3.5cm" svg:x="1.8cm" svg:y="4.3cm">
          <text:p text:style-name="P3"><text:span text:style-name="T1">VEYL Graph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" draw:text-style-name="P2" draw:layer="layout" svg:x1="11.9cm" svg:y1="9.5cm" svg:x2="13.6cm" svg:y2="3.1cm">
          <text:p/>
        </draw:line>
        <draw:line draw:style-name="gr2" draw:text-style-name="P2" draw:layer="layout" svg:x1="17.8cm" svg:y1="3.9cm" svg:x2="17.8cm" svg:y2="7.4cm">
          <text:p/>
        </draw:line>
        <draw:custom-shape draw:style-name="gr4" draw:text-style-name="P5" draw:layer="layout" svg:width="0.8cm" svg:height="0.8cm" svg:x="17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cm" svg:height="0.8cm" svg:x="17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cm" svg:height="0.8cm" svg:x="15.659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cm" svg:height="0.8cm" svg:x="13.2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cm" svg:height="0.8cm" svg:x="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cm" svg:height="0.8cm" svg:x="11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cm" svg:height="0.8cm" svg:x="7.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cm" svg:stroke-color="#ffffff" draw:marker-start-width="0.36cm" draw:marker-end-width="0.36cm" draw:fill="none" draw:fill-color="#729fcf" draw:fill-gradient-name="Gradient_20_1" draw:fill-hatch-name="Hatching_20_1" draw:fill-hatch-solid="false" draw:fill-image-name="Bitmap_20_1" draw:shadow="visible" draw:shadow-offset-x="0cm" draw:shadow-offset-y="0cm" draw:shadow-color="#00000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5T18:12:40.043000000</meta:creation-date>
    <dc:date>2020-06-05T18:31:53.187000000</dc:date>
    <meta:editing-duration>PT8M34S</meta:editing-duration>
    <meta:editing-cycles>2</meta:editing-cycles>
    <meta:generator>LibreOffice/6.3.4.2$Windows_X86_64 LibreOffice_project/60da17e045e08f1793c57c00ba83cdfce946d0aa</meta:generator>
    <meta:document-statistic meta:object-count="16"/>
  </office:meta>
</office:document-meta>
</file>